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99cm"/>
    </style:style>
    <style:style style:name="co2" style:family="table-column">
      <style:table-column-properties fo:break-before="auto" style:column-width="5.228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2.108cm"/>
    </style:style>
    <style:style style:name="co9" style:family="table-column">
      <style:table-column-properties fo:break-before="auto" style:column-width="5.854cm"/>
    </style:style>
    <style:style style:name="co10" style:family="table-column">
      <style:table-column-properties fo:break-before="auto" style:column-width="5.99cm"/>
    </style:style>
    <style:style style:name="co11" style:family="table-column">
      <style:table-column-properties fo:break-before="auto" style:column-width="6.371cm"/>
    </style:style>
    <style:style style:name="co12" style:family="table-column">
      <style:table-column-properties fo:break-before="auto" style:column-width="5.719cm"/>
    </style:style>
    <style:style style:name="co13" style:family="table-column">
      <style:table-column-properties fo:break-before="auto" style:column-width="5.364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701cm"/>
    </style:style>
    <style:style style:name="co16" style:family="table-column">
      <style:table-column-properties fo:break-before="auto" style:column-width="2.547cm"/>
    </style:style>
    <style:style style:name="co17" style:family="table-column">
      <style:table-column-properties fo:break-before="auto" style:column-width="4.789cm"/>
    </style:style>
    <style:style style:name="co18" style:family="table-column">
      <style:table-column-properties fo:break-before="auto" style:column-width="0.84cm"/>
    </style:style>
    <style:style style:name="co19" style:family="table-column">
      <style:table-column-properties fo:break-before="auto" style:column-width="2.496cm"/>
    </style:style>
    <style:style style:name="co20" style:family="table-column">
      <style:table-column-properties fo:break-before="auto" style:column-width="3.464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2.445cm"/>
    </style:style>
    <style:style style:name="co24" style:family="table-column">
      <style:table-column-properties fo:break-before="auto" style:column-width="3.006cm"/>
    </style:style>
    <style:style style:name="co25" style:family="table-column">
      <style:table-column-properties fo:break-before="auto" style:column-width="0.737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4.306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ffd966" style:text-align-source="fix" style:repeat-content="false" style:rotation-align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4ea6b" style:vertical-align="middle"/>
    </style:style>
    <style:style style:name="ce4" style:family="table-cell" style:parent-style-name="Default">
      <style:table-cell-properties fo:background-color="transparent" style:rotation-align="none" style:vertical-align="middle"/>
    </style:style>
    <style:style style:name="ce5" style:family="table-cell" style:parent-style-name="Default">
      <style:table-cell-properties fo:background-color="transparent" style:vertical-align="middle"/>
    </style:style>
    <style:style style:name="ce6" style:family="table-cell" style:parent-style-name="Default">
      <style:table-cell-properties fo:background-color="#9dc3e6" style:text-align-source="fix" style:repeat-content="false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d966" style:text-align-source="fix" style:repeat-content="false" style:rotation-align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b4c7dc" style:vertical-align="automatic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ffffff" style:vertical-align="automatic"/>
    </style:style>
    <style:style style:name="ce29" style:family="table-cell" style:parent-style-name="Default">
      <style:table-cell-properties style:vertical-align="automat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curacy Parameters obtained from Machine Learning algorithms run using Python</text:p>
          </table:table-cell>
          <table:covered-table-cell table:number-columns-repeated="4" table:style-name="ce1"/>
          <table:table-cell table:style-name="ce1"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9"/>
          <table:table-cell table:number-columns-repeated="1016"/>
        </table:table-row>
        <table:table-row table:style-name="ro1">
          <table:table-cell table:style-name="ce11" office:value-type="string" calcext:value-type="string">
            <text:p>Independent Variables: </text:p>
          </table:table-cell>
          <table:table-cell table:style-name="ce1" table:number-columns-repeated="6"/>
          <table:table-cell table:style-name="ce9"/>
          <table:table-cell table:number-columns-repeated="1016"/>
        </table:table-row>
        <table:table-row table:style-name="ro1">
          <table:table-cell table:style-name="ce11" office:value-type="string" calcext:value-type="string">
            <text:p>1. TCP Window Size: 20,30,40,50,60</text:p>
          </table:table-cell>
          <table:table-cell table:style-name="ce1" table:number-columns-repeated="6"/>
          <table:table-cell table:style-name="ce9"/>
          <table:table-cell table:number-columns-repeated="1016"/>
        </table:table-row>
        <table:table-row table:style-name="ro1">
          <table:table-cell table:style-name="ce11" office:value-type="string" calcext:value-type="string">
            <text:p>2. Packet Size: 1000,1010,1020,1030,1040,1050,1060,1070,1080,1090</text:p>
          </table:table-cell>
          <table:table-cell table:style-name="ce1" table:number-columns-repeated="6"/>
          <table:table-cell table:style-name="ce9"/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9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5" table:number-rows-spanned="1">
            <text:p>Packet Delivery Ratio as dependent variable</text:p>
          </table:table-cell>
          <table:covered-table-cell table:number-columns-repeated="4"/>
          <table:table-cell table:style-name="ce1"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13" office:value-type="string" calcext:value-type="string">
            <text:p>Machine Learning Algorithm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inear Regression</text:p>
          </table:table-cell>
          <table:table-cell table:style-name="ce7" office:value-type="float" office:value="0.0239496043636363" calcext:value-type="float">
            <text:p>0.0239496043636363</text:p>
          </table:table-cell>
          <table:table-cell table:style-name="ce7" office:value-type="float" office:value="0.00148283452899435" calcext:value-type="float">
            <text:p>0.00148283452899435</text:p>
          </table:table-cell>
          <table:table-cell table:style-name="ce7" office:value-type="float" office:value="0.0385075905373778" calcext:value-type="float">
            <text:p>0.0385075905373778</text:p>
          </table:table-cell>
          <table:table-cell table:style-name="ce7" office:value-type="float" office:value="0.12270512060606" calcext:value-type="float">
            <text:p>0.1227051206060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ecision Tree</text:p>
          </table:table-cell>
          <table:table-cell table:style-name="ce7" office:value-type="float" office:value="0.00894078" calcext:value-type="float">
            <text:p>0.00894078</text:p>
          </table:table-cell>
          <table:table-cell table:style-name="ce7" office:value-type="float" office:value="0.000259707697477499" calcext:value-type="float">
            <text:p>0.000259707697477499</text:p>
          </table:table-cell>
          <table:table-cell table:style-name="ce7" office:value-type="float" office:value="0.0161154490312091" calcext:value-type="float">
            <text:p>0.0161154490312091</text:p>
          </table:table-cell>
          <table:table-cell table:style-name="ce7" office:value-type="float" office:value="0.0575609999999998" calcext:value-type="float">
            <text:p>0.0575609999999998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Bayesian Regression</text:p>
          </table:table-cell>
          <table:table-cell table:style-name="ce7" office:value-type="float" office:value="0.023812965557038" calcext:value-type="float">
            <text:p>0.023812965557038</text:p>
          </table:table-cell>
          <table:table-cell table:style-name="ce7" office:value-type="float" office:value="0.0014836486476384" calcext:value-type="float">
            <text:p>0.0014836486476384</text:p>
          </table:table-cell>
          <table:table-cell table:style-name="ce7" office:value-type="float" office:value="0.0385181599721275" calcext:value-type="float">
            <text:p>0.0385181599721275</text:p>
          </table:table-cell>
          <table:table-cell table:style-name="ce7" office:value-type="float" office:value="0.123502328247383" calcext:value-type="float">
            <text:p>0.12350232824738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SVM</text:p>
          </table:table-cell>
          <table:table-cell table:style-name="ce7" office:value-type="float" office:value="0.06376286" calcext:value-type="float">
            <text:p>0.06376286</text:p>
          </table:table-cell>
          <table:table-cell table:style-name="ce7" office:value-type="float" office:value="0.00427122067809" calcext:value-type="float">
            <text:p>0.00427122067809</text:p>
          </table:table-cell>
          <table:table-cell table:style-name="ce7" office:value-type="float" office:value="0.0653545765657616" calcext:value-type="float">
            <text:p>0.0653545765657616</text:p>
          </table:table-cell>
          <table:table-cell table:style-name="ce7" office:value-type="float" office:value="0.0825985" calcext:value-type="float">
            <text:p>0.082598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5" table:number-rows-spanned="1">
            <text:p>Packets Dropped as dependent variable</text:p>
          </table:table-cell>
          <table:covered-table-cell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3" office:value-type="string" calcext:value-type="string">
            <text:p>Machine Learning Algorithm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Linear Regression</text:p>
          </table:table-cell>
          <table:table-cell table:style-name="ce7" office:value-type="float" office:value="80.4692" calcext:value-type="float">
            <text:p>80.4692</text:p>
          </table:table-cell>
          <table:table-cell table:style-name="ce7" office:value-type="float" office:value="8980.0956060606" calcext:value-type="float">
            <text:p>8980.0956060606</text:p>
          </table:table-cell>
          <table:table-cell table:style-name="ce7" office:value-type="float" office:value="94.7633663715077" calcext:value-type="float">
            <text:p>94.7633663715077</text:p>
          </table:table-cell>
          <table:table-cell table:style-name="ce7" office:value-type="float" office:value="202.665757575757" calcext:value-type="float">
            <text:p>202.665757575757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Decision Tree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697.736666666666" calcext:value-type="float">
            <text:p>697.736666666666</text:p>
          </table:table-cell>
          <table:table-cell table:style-name="ce7" office:value-type="float" office:value="26.4147055002827" calcext:value-type="float">
            <text:p>26.4147055002827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Bayesian Regression</text:p>
          </table:table-cell>
          <table:table-cell table:style-name="ce7" office:value-type="float" office:value="79.9916607607852" calcext:value-type="float">
            <text:p>79.9916607607852</text:p>
          </table:table-cell>
          <table:table-cell table:style-name="ce7" office:value-type="float" office:value="9566.75820213976" calcext:value-type="float">
            <text:p>9566.75820213976</text:p>
          </table:table-cell>
          <table:table-cell table:style-name="ce7" office:value-type="float" office:value="97.8098062677754" calcext:value-type="float">
            <text:p>97.8098062677754</text:p>
          </table:table-cell>
          <table:table-cell table:style-name="ce7" office:value-type="float" office:value="220.288808232265" calcext:value-type="float">
            <text:p>220.28880823226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SVM</text:p>
          </table:table-cell>
          <table:table-cell table:style-name="ce7" office:value-type="float" office:value="79.9982147316097" calcext:value-type="float">
            <text:p>79.9982147316097</text:p>
          </table:table-cell>
          <table:table-cell table:style-name="ce7" office:value-type="float" office:value="9573.81645522341" calcext:value-type="float">
            <text:p>9573.81645522341</text:p>
          </table:table-cell>
          <table:table-cell table:style-name="ce7" office:value-type="float" office:value="97.8458811357095" calcext:value-type="float">
            <text:p>97.8458811357095</text:p>
          </table:table-cell>
          <table:table-cell table:style-name="ce7" office:value-type="float" office:value="217.995826942798" calcext:value-type="float">
            <text:p>217.995826942798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5" table:number-rows-spanned="1">
            <text:p>Average Throughput as dependent variable</text:p>
          </table:table-cell>
          <table:covered-table-cell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3" office:value-type="string" calcext:value-type="string">
            <text:p>Machine Learning Algorithm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386.594568387878" calcext:value-type="float">
            <text:p>386.594568387878</text:p>
          </table:table-cell>
          <table:table-cell table:style-name="ce7" office:value-type="float" office:value="191770.099111107" calcext:value-type="float">
            <text:p>191770.099111107</text:p>
          </table:table-cell>
          <table:table-cell table:style-name="ce7" office:value-type="float" office:value="437.915630128804" calcext:value-type="float">
            <text:p>437.915630128804</text:p>
          </table:table-cell>
          <table:table-cell table:style-name="ce7" office:value-type="float" office:value="966.038199030303" calcext:value-type="float">
            <text:p>966.038199030303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Square Error</text:p>
          </table:table-cell>
          <table:table-cell table:style-name="ce7" office:value-type="float" office:value="110.855203" calcext:value-type="float">
            <text:p>110.855203</text:p>
          </table:table-cell>
          <table:table-cell table:style-name="ce7" office:value-type="float" office:value="48685.1893301848" calcext:value-type="float">
            <text:p>48685.1893301848</text:p>
          </table:table-cell>
          <table:table-cell table:style-name="ce7" office:value-type="float" office:value="220.647205579823" calcext:value-type="float">
            <text:p>220.647205579823</text:p>
          </table:table-cell>
          <table:table-cell table:style-name="ce7" office:value-type="float" office:value="716.549491666666" calcext:value-type="float">
            <text:p>716.549491666666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403.94761746751" calcext:value-type="float">
            <text:p>403.94761746751</text:p>
          </table:table-cell>
          <table:table-cell table:style-name="ce7" office:value-type="float" office:value="195017.565344382" calcext:value-type="float">
            <text:p>195017.565344382</text:p>
          </table:table-cell>
          <table:table-cell table:style-name="ce7" office:value-type="float" office:value="441.607931704563" calcext:value-type="float">
            <text:p>441.607931704563</text:p>
          </table:table-cell>
          <table:table-cell table:style-name="ce7" office:value-type="float" office:value="874.899060953305" calcext:value-type="float">
            <text:p>874.899060953305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ximum Error</text:p>
          </table:table-cell>
          <table:table-cell table:style-name="ce7" office:value-type="float" office:value="373.909056812187" calcext:value-type="float">
            <text:p>373.909056812187</text:p>
          </table:table-cell>
          <table:table-cell table:style-name="ce7" office:value-type="float" office:value="278117.795468896" calcext:value-type="float">
            <text:p>278117.795468896</text:p>
          </table:table-cell>
          <table:table-cell table:style-name="ce7" office:value-type="float" office:value="527.368747148422" calcext:value-type="float">
            <text:p>527.368747148422</text:p>
          </table:table-cell>
          <table:table-cell table:style-name="ce7" office:value-type="float" office:value="919.919483837704" calcext:value-type="float">
            <text:p>919.919483837704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7"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5" table:number-rows-spanned="1">
            <text:p>Average End to End Delay as dependent variable</text:p>
          </table:table-cell>
          <table:covered-table-cell table:number-columns-repeated="4"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3" office:value-type="string" calcext:value-type="string">
            <text:p>Machine Learning Algorithm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226.35572338909" calcext:value-type="float">
            <text:p>226.35572338909</text:p>
          </table:table-cell>
          <table:table-cell table:style-name="ce7" office:value-type="float" office:value="92646.8299524196" calcext:value-type="float">
            <text:p>92646.8299524196</text:p>
          </table:table-cell>
          <table:table-cell table:style-name="ce7" office:value-type="float" office:value="304.379417754255" calcext:value-type="float">
            <text:p>304.379417754255</text:p>
          </table:table-cell>
          <table:table-cell table:style-name="ce7" office:value-type="float" office:value="1108.31918545454" calcext:value-type="float">
            <text:p>1108.31918545454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ean Square Error</text:p>
          </table:table-cell>
          <table:table-cell table:style-name="ce7" office:value-type="float" office:value="63.2718992" calcext:value-type="float">
            <text:p>63.2718992</text:p>
          </table:table-cell>
          <table:table-cell table:style-name="ce7" office:value-type="float" office:value="24772.652843663" calcext:value-type="float">
            <text:p>24772.652843663</text:p>
          </table:table-cell>
          <table:table-cell table:style-name="ce7" office:value-type="float" office:value="157.393306222542" calcext:value-type="float">
            <text:p>157.393306222542</text:p>
          </table:table-cell>
          <table:table-cell table:style-name="ce7" office:value-type="float" office:value="637.0426" calcext:value-type="float">
            <text:p>637.0426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222.589442023068" calcext:value-type="float">
            <text:p>222.589442023068</text:p>
          </table:table-cell>
          <table:table-cell table:style-name="ce7" office:value-type="float" office:value="93370.0469484796" calcext:value-type="float">
            <text:p>93370.0469484796</text:p>
          </table:table-cell>
          <table:table-cell table:style-name="ce7" office:value-type="float" office:value="305.565127179918" calcext:value-type="float">
            <text:p>305.565127179918</text:p>
          </table:table-cell>
          <table:table-cell table:style-name="ce7" office:value-type="float" office:value="1098.42484687859" calcext:value-type="float">
            <text:p>1098.42484687859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Maximum Error</text:p>
          </table:table-cell>
          <table:table-cell table:style-name="ce7" office:value-type="float" office:value="181.216564793341" calcext:value-type="float">
            <text:p>181.216564793341</text:p>
          </table:table-cell>
          <table:table-cell table:style-name="ce7" office:value-type="float" office:value="145360.767006318" calcext:value-type="float">
            <text:p>145360.767006318</text:p>
          </table:table-cell>
          <table:table-cell table:style-name="ce7" office:value-type="float" office:value="381.262071292593" calcext:value-type="float">
            <text:p>381.262071292593</text:p>
          </table:table-cell>
          <table:table-cell table:style-name="ce7" office:value-type="float" office:value="1103.01473485819" calcext:value-type="float">
            <text:p>1103.01473485819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5" table:number-columns-repeated="3"/>
          <table:table-cell table:style-name="ce19" table:number-columns-repeated="4"/>
          <table:table-cell table:number-columns-repeated="1017"/>
        </table:table-row>
        <table:table-row table:style-name="ro1" table:number-rows-repeated="4">
          <table:table-cell table:style-name="ce4" table:number-columns-repeated="3"/>
          <table:table-cell table:style-name="ce19" table:number-columns-repeated="4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18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2">
        <office:forms form:automatic-focus="false" form:apply-design-mode="false"/>
        <table:shapes>
          <draw:frame draw:z-index="0" draw:style-name="gr1" draw:text-style-name="P1" svg:width="24.434cm" svg:height="14.23cm" svg:x="1.971cm" svg:y="0.487cm">
            <draw:object draw:notify-on-update-of-ranges="Graphs.G3:Graphs.G7 Graphs.H2:Graphs.H2 Graphs.H3:Graphs.H7 Graphs.I2:Graphs.I2 Graphs.I3:Graphs.I7 Graphs.J2:Graphs.J2 Graphs.J3:Graphs.J7 Graphs.K2:Graphs.K2 Graphs.K3:Graphs.K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33cm" svg:height="13.306cm" svg:x="1.949cm" svg:y="15.606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238cm" svg:height="14.395cm" svg:x="1.975cm" svg:y="29.776cm">
            <draw:object draw:notify-on-update-of-ranges="Graphs.G17:Graphs.G21 Graphs.H16:Graphs.H16 Graphs.H17:Graphs.H21 Graphs.I16:Graphs.I16 Graphs.I17:Graphs.I21 Graphs.J16:Graphs.J16 Graphs.J17:Graphs.J21 Graphs.K16:Graphs.K16 Graphs.K17:Graphs.K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.024cm" svg:height="13.513cm" svg:x="2.002cm" svg:y="44.869cm">
            <draw:object draw:notify-on-update-of-ranges="Graphs.G24:Graphs.G28 Graphs.H23:Graphs.H23 Graphs.H24:Graphs.H28 Graphs.I23:Graphs.I23 Graphs.I24:Graphs.I28 Graphs.J23:Graphs.J23 Graphs.J24:Graphs.J28 Graphs.K23:Graphs.K23 Graphs.K24:Graphs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3" table:default-cell-style-name="Default"/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number-columns-repeated="6"/>
          <table:table-cell table:style-name="ce2" office:value-type="string" calcext:value-type="string">
            <text:p>PDR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4" office:value-type="string" calcext:value-type="string">
            <text:p>Linear Regression</text:p>
          </table:table-cell>
          <table:table-cell table:style-name="ce7" office:value-type="float" office:value="0.0239496043636363" calcext:value-type="float">
            <text:p>0.0239496043636363</text:p>
          </table:table-cell>
          <table:table-cell table:style-name="ce7" office:value-type="float" office:value="0.00148283452899435" calcext:value-type="float">
            <text:p>0.00148283452899435</text:p>
          </table:table-cell>
          <table:table-cell table:style-name="ce7" office:value-type="float" office:value="0.0385075905373778" calcext:value-type="float">
            <text:p>0.0385075905373778</text:p>
          </table:table-cell>
          <table:table-cell table:style-name="ce7" office:value-type="float" office:value="0.12270512060606" calcext:value-type="float">
            <text:p>0.1227051206060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Decision Tree</text:p>
          </table:table-cell>
          <table:table-cell table:style-name="ce7" office:value-type="float" office:value="0.00894078" calcext:value-type="float">
            <text:p>0.00894078</text:p>
          </table:table-cell>
          <table:table-cell table:style-name="ce7" office:value-type="float" office:value="0.000259707697477499" calcext:value-type="float">
            <text:p>0.000259707697477499</text:p>
          </table:table-cell>
          <table:table-cell table:style-name="ce7" office:value-type="float" office:value="0.0161154490312091" calcext:value-type="float">
            <text:p>0.0161154490312091</text:p>
          </table:table-cell>
          <table:table-cell table:style-name="ce7" office:value-type="float" office:value="0.0575609999999998" calcext:value-type="float">
            <text:p>0.057560999999999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Bayesian Regression</text:p>
          </table:table-cell>
          <table:table-cell table:style-name="ce7" office:value-type="float" office:value="0.023812965557038" calcext:value-type="float">
            <text:p>0.023812965557038</text:p>
          </table:table-cell>
          <table:table-cell table:style-name="ce7" office:value-type="float" office:value="0.0014836486476384" calcext:value-type="float">
            <text:p>0.0014836486476384</text:p>
          </table:table-cell>
          <table:table-cell table:style-name="ce7" office:value-type="float" office:value="0.0385181599721275" calcext:value-type="float">
            <text:p>0.0385181599721275</text:p>
          </table:table-cell>
          <table:table-cell table:style-name="ce7" office:value-type="float" office:value="0.123502328247383" calcext:value-type="float">
            <text:p>0.12350232824738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SVM</text:p>
          </table:table-cell>
          <table:table-cell table:style-name="ce7" office:value-type="float" office:value="0.06376286" calcext:value-type="float">
            <text:p>0.06376286</text:p>
          </table:table-cell>
          <table:table-cell table:style-name="ce7" office:value-type="float" office:value="0.00427122067809" calcext:value-type="float">
            <text:p>0.00427122067809</text:p>
          </table:table-cell>
          <table:table-cell table:style-name="ce7" office:value-type="float" office:value="0.0653545765657616" calcext:value-type="float">
            <text:p>0.0653545765657616</text:p>
          </table:table-cell>
          <table:table-cell table:style-name="ce7" office:value-type="float" office:value="0.0825985" calcext:value-type="float">
            <text:p>0.082598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string" calcext:value-type="string">
            <text:p>Dropped Packets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Linear Regression</text:p>
          </table:table-cell>
          <table:table-cell table:style-name="ce7" office:value-type="float" office:value="80.4692" calcext:value-type="float">
            <text:p>80.4692</text:p>
          </table:table-cell>
          <table:table-cell table:style-name="ce7" office:value-type="float" office:value="8980.0956060606" calcext:value-type="float">
            <text:p>8980.0956060606</text:p>
          </table:table-cell>
          <table:table-cell table:style-name="ce7" office:value-type="float" office:value="94.7633663715077" calcext:value-type="float">
            <text:p>94.7633663715077</text:p>
          </table:table-cell>
          <table:table-cell table:style-name="ce7" office:value-type="float" office:value="202.665757575757" calcext:value-type="float">
            <text:p>202.665757575757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Decision Tree</text:p>
          </table:table-cell>
          <table:table-cell table:style-name="ce7" office:value-type="float" office:value="15.14" calcext:value-type="float">
            <text:p>15.14</text:p>
          </table:table-cell>
          <table:table-cell table:style-name="ce7" office:value-type="float" office:value="697.736666666666" calcext:value-type="float">
            <text:p>697.736666666666</text:p>
          </table:table-cell>
          <table:table-cell table:style-name="ce7" office:value-type="float" office:value="26.4147055002827" calcext:value-type="float">
            <text:p>26.4147055002827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Bayesian Regression</text:p>
          </table:table-cell>
          <table:table-cell table:style-name="ce7" office:value-type="float" office:value="79.9916607607852" calcext:value-type="float">
            <text:p>79.9916607607852</text:p>
          </table:table-cell>
          <table:table-cell table:style-name="ce7" office:value-type="float" office:value="9566.75820213976" calcext:value-type="float">
            <text:p>9566.75820213976</text:p>
          </table:table-cell>
          <table:table-cell table:style-name="ce7" office:value-type="float" office:value="97.8098062677754" calcext:value-type="float">
            <text:p>97.8098062677754</text:p>
          </table:table-cell>
          <table:table-cell table:style-name="ce7" office:value-type="float" office:value="220.288808232265" calcext:value-type="float">
            <text:p>220.28880823226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SVM</text:p>
          </table:table-cell>
          <table:table-cell table:style-name="ce7" office:value-type="float" office:value="79.9982147316097" calcext:value-type="float">
            <text:p>79.9982147316097</text:p>
          </table:table-cell>
          <table:table-cell table:style-name="ce7" office:value-type="float" office:value="9573.81645522341" calcext:value-type="float">
            <text:p>9573.81645522341</text:p>
          </table:table-cell>
          <table:table-cell table:style-name="ce7" office:value-type="float" office:value="97.8458811357095" calcext:value-type="float">
            <text:p>97.8458811357095</text:p>
          </table:table-cell>
          <table:table-cell table:style-name="ce7" office:value-type="float" office:value="217.995826942798" calcext:value-type="float">
            <text:p>217.995826942798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string" calcext:value-type="string">
            <text:p>Avg Throughput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3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386.594568387878" calcext:value-type="float">
            <text:p>386.594568387878</text:p>
          </table:table-cell>
          <table:table-cell table:style-name="ce7" office:value-type="float" office:value="191770.099111107" calcext:value-type="float">
            <text:p>191770.099111107</text:p>
          </table:table-cell>
          <table:table-cell table:style-name="ce7" office:value-type="float" office:value="437.915630128804" calcext:value-type="float">
            <text:p>437.915630128804</text:p>
          </table:table-cell>
          <table:table-cell table:style-name="ce7" office:value-type="float" office:value="966.038199030303" calcext:value-type="float">
            <text:p>966.038199030303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Square Error</text:p>
          </table:table-cell>
          <table:table-cell table:style-name="ce7" office:value-type="float" office:value="110.855203" calcext:value-type="float">
            <text:p>110.855203</text:p>
          </table:table-cell>
          <table:table-cell table:style-name="ce7" office:value-type="float" office:value="48685.1893301848" calcext:value-type="float">
            <text:p>48685.1893301848</text:p>
          </table:table-cell>
          <table:table-cell table:style-name="ce7" office:value-type="float" office:value="220.647205579823" calcext:value-type="float">
            <text:p>220.647205579823</text:p>
          </table:table-cell>
          <table:table-cell table:style-name="ce7" office:value-type="float" office:value="716.549491666666" calcext:value-type="float">
            <text:p>716.54949166666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403.94761746751" calcext:value-type="float">
            <text:p>403.94761746751</text:p>
          </table:table-cell>
          <table:table-cell table:style-name="ce7" office:value-type="float" office:value="195017.565344382" calcext:value-type="float">
            <text:p>195017.565344382</text:p>
          </table:table-cell>
          <table:table-cell table:style-name="ce7" office:value-type="float" office:value="441.607931704563" calcext:value-type="float">
            <text:p>441.607931704563</text:p>
          </table:table-cell>
          <table:table-cell table:style-name="ce7" office:value-type="float" office:value="874.899060953305" calcext:value-type="float">
            <text:p>874.899060953305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aximum Error</text:p>
          </table:table-cell>
          <table:table-cell table:style-name="ce7" office:value-type="float" office:value="373.909056812187" calcext:value-type="float">
            <text:p>373.909056812187</text:p>
          </table:table-cell>
          <table:table-cell table:style-name="ce7" office:value-type="float" office:value="278117.795468896" calcext:value-type="float">
            <text:p>278117.795468896</text:p>
          </table:table-cell>
          <table:table-cell table:style-name="ce7" office:value-type="float" office:value="527.368747148422" calcext:value-type="float">
            <text:p>527.368747148422</text:p>
          </table:table-cell>
          <table:table-cell table:style-name="ce7" office:value-type="float" office:value="919.919483837704" calcext:value-type="float">
            <text:p>919.91948383770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2" office:value-type="string" calcext:value-type="string">
            <text:p>Avg End to End Delay</text:p>
          </table:table-cell>
          <table:table-cell table:style-name="ce6" office:value-type="string" calcext:value-type="string">
            <text:p>Mean Absolute Error </text:p>
          </table:table-cell>
          <table:table-cell table:style-name="ce6" office:value-type="string" calcext:value-type="string">
            <text:p>Mean Square Error</text:p>
          </table:table-cell>
          <table:table-cell table:style-name="ce6" office:value-type="string" calcext:value-type="string">
            <text:p>Root Mean Square Error</text:p>
          </table:table-cell>
          <table:table-cell table:style-name="ce6" office:value-type="string" calcext:value-type="string">
            <text:p>Maximum Error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/>
          <table:table-cell table:style-name="ce7"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Absolute Error </text:p>
          </table:table-cell>
          <table:table-cell table:style-name="ce7" office:value-type="float" office:value="226.35572338909" calcext:value-type="float">
            <text:p>226.35572338909</text:p>
          </table:table-cell>
          <table:table-cell table:style-name="ce7" office:value-type="float" office:value="92646.8299524196" calcext:value-type="float">
            <text:p>92646.8299524196</text:p>
          </table:table-cell>
          <table:table-cell table:style-name="ce7" office:value-type="float" office:value="304.379417754255" calcext:value-type="float">
            <text:p>304.379417754255</text:p>
          </table:table-cell>
          <table:table-cell table:style-name="ce7" office:value-type="float" office:value="1108.31918545454" calcext:value-type="float">
            <text:p>1108.31918545454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an Square Error</text:p>
          </table:table-cell>
          <table:table-cell table:style-name="ce7" office:value-type="float" office:value="63.2718992" calcext:value-type="float">
            <text:p>63.2718992</text:p>
          </table:table-cell>
          <table:table-cell table:style-name="ce7" office:value-type="float" office:value="24772.652843663" calcext:value-type="float">
            <text:p>24772.652843663</text:p>
          </table:table-cell>
          <table:table-cell table:style-name="ce7" office:value-type="float" office:value="157.393306222542" calcext:value-type="float">
            <text:p>157.393306222542</text:p>
          </table:table-cell>
          <table:table-cell table:style-name="ce7" office:value-type="float" office:value="637.0426" calcext:value-type="float">
            <text:p>637.042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Root Mean Square Error</text:p>
          </table:table-cell>
          <table:table-cell table:style-name="ce7" office:value-type="float" office:value="222.589442023068" calcext:value-type="float">
            <text:p>222.589442023068</text:p>
          </table:table-cell>
          <table:table-cell table:style-name="ce7" office:value-type="float" office:value="93370.0469484796" calcext:value-type="float">
            <text:p>93370.0469484796</text:p>
          </table:table-cell>
          <table:table-cell table:style-name="ce7" office:value-type="float" office:value="305.565127179918" calcext:value-type="float">
            <text:p>305.565127179918</text:p>
          </table:table-cell>
          <table:table-cell table:style-name="ce7" office:value-type="float" office:value="1098.42484687859" calcext:value-type="float">
            <text:p>1098.42484687859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aximum Error</text:p>
          </table:table-cell>
          <table:table-cell table:style-name="ce7" office:value-type="float" office:value="181.216564793341" calcext:value-type="float">
            <text:p>181.216564793341</text:p>
          </table:table-cell>
          <table:table-cell table:style-name="ce7" office:value-type="float" office:value="145360.767006318" calcext:value-type="float">
            <text:p>145360.767006318</text:p>
          </table:table-cell>
          <table:table-cell table:style-name="ce7" office:value-type="float" office:value="381.262071292593" calcext:value-type="float">
            <text:p>381.262071292593</text:p>
          </table:table-cell>
          <table:table-cell table:style-name="ce7" office:value-type="float" office:value="1103.01473485819" calcext:value-type="float">
            <text:p>1103.01473485819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5"/>
          <table:table-cell table:number-columns-repeated="1018"/>
        </table:table-row>
        <table:table-row table:style-name="ro1">
          <table:table-cell/>
          <table:table-cell table:style-name="ce10" table:number-columns-repeated="5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al Window SIze+Packet SIze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Default"/>
        <table:table-column table:style-name="co28" table:number-columns-repeated="1008" table:default-cell-style-name="Default"/>
        <table:table-row table:style-name="ro1">
          <table:table-cell table:style-name="ce25" office:value-type="string" calcext:value-type="string">
            <text:p>Window Size</text:p>
          </table:table-cell>
          <table:table-cell table:style-name="ce25" office:value-type="string" calcext:value-type="string">
            <text:p>Packet Size</text:p>
          </table:table-cell>
          <table:table-cell table:style-name="ce25" office:value-type="string" calcext:value-type="string">
            <text:p>Packet Delivery Ratio</text:p>
          </table:table-cell>
          <table:table-cell/>
          <table:table-cell table:style-name="ce25" office:value-type="string" calcext:value-type="string">
            <text:p>Window Size</text:p>
          </table:table-cell>
          <table:table-cell table:style-name="ce25" office:value-type="string" calcext:value-type="string">
            <text:p>Packet Size</text:p>
          </table:table-cell>
          <table:table-cell table:style-name="ce25" office:value-type="string" calcext:value-type="string">
            <text:p>Dropped Packets</text:p>
          </table:table-cell>
          <table:table-cell table:style-name="ce28"/>
          <table:table-cell table:style-name="ce25" office:value-type="string" calcext:value-type="string">
            <text:p>Window Size</text:p>
          </table:table-cell>
          <table:table-cell table:style-name="ce25" office:value-type="string" calcext:value-type="string">
            <text:p>Packet Size</text:p>
          </table:table-cell>
          <table:table-cell table:style-name="ce25" office:value-type="string" calcext:value-type="string">
            <text:p>Avg Througput</text:p>
          </table:table-cell>
          <table:table-cell table:style-name="ce29"/>
          <table:table-cell table:style-name="ce25" office:value-type="string" calcext:value-type="string">
            <text:p>Window Size</text:p>
          </table:table-cell>
          <table:table-cell table:style-name="ce25" office:value-type="string" calcext:value-type="string">
            <text:p>Packet Size</text:p>
          </table:table-cell>
          <table:table-cell table:style-name="ce25" office:value-type="string" calcext:value-type="string">
            <text:p>Avg End to End Delay</text:p>
          </table:table-cell>
          <table:table-cell table:style-name="ce29" table:number-columns-repeated="1008"/>
        </table:table-row>
        <table:table-row table:style-name="ro1">
          <table:table-cell table:style-name="ce26" table:number-columns-repeated="3"/>
          <table:table-cell/>
          <table:table-cell table:style-name="ce26" table:number-columns-repeated="4"/>
          <table:table-cell table:style-name="ce29" table:number-columns-repeated="2"/>
          <table:table-cell table:style-name="ce26"/>
          <table:table-cell table:style-name="ce29" table:number-columns-repeated="3"/>
          <table:table-cell table:style-name="ce26"/>
          <table:table-cell table:style-name="ce29"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0.984182" calcext:value-type="float">
            <text:p>0.984182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12" calcext:value-type="float">
            <text:p>12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17.22" calcext:value-type="float">
            <text:p>1217.22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22.9817" calcext:value-type="float">
            <text:p>22.9817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0.982546" calcext:value-type="float">
            <text:p>0.982546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7" calcext:value-type="float">
            <text:p>17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17.22" calcext:value-type="float">
            <text:p>1217.22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28.0714" calcext:value-type="float">
            <text:p>28.0714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0.981772" calcext:value-type="float">
            <text:p>0.981772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9" calcext:value-type="float">
            <text:p>19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13.06" calcext:value-type="float">
            <text:p>1213.06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29.7197" calcext:value-type="float">
            <text:p>29.7197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0.981422" calcext:value-type="float">
            <text:p>0.981422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26" calcext:value-type="float">
            <text:p>26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10.89" calcext:value-type="float">
            <text:p>1210.89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30.1965" calcext:value-type="float">
            <text:p>30.1965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0.9809" calcext:value-type="float">
            <text:p>0.9809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26" calcext:value-type="float">
            <text:p>26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209.56" calcext:value-type="float">
            <text:p>1209.56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30.1965" calcext:value-type="float">
            <text:p>30.1965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0.98056" calcext:value-type="float">
            <text:p>0.98056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49" calcext:value-type="float">
            <text:p>49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184.06" calcext:value-type="float">
            <text:p>1184.06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30.3159" calcext:value-type="float">
            <text:p>30.3159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0.978753" calcext:value-type="float">
            <text:p>0.978753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52" calcext:value-type="float">
            <text:p>52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178.35" calcext:value-type="float">
            <text:p>1178.35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30.3915" calcext:value-type="float">
            <text:p>30.3915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0.976557" calcext:value-type="float">
            <text:p>0.976557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61" calcext:value-type="float">
            <text:p>61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162.56" calcext:value-type="float">
            <text:p>1162.56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32.3363" calcext:value-type="float">
            <text:p>32.3363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0.975528" calcext:value-type="float">
            <text:p>0.975528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84" calcext:value-type="float">
            <text:p>84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1126.99" calcext:value-type="float">
            <text:p>1126.99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32.4715" calcext:value-type="float">
            <text:p>32.4715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0.974506" calcext:value-type="float">
            <text:p>0.974506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89" calcext:value-type="float">
            <text:p>89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1111.73" calcext:value-type="float">
            <text:p>1111.73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33.627" calcext:value-type="float">
            <text:p>33.627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0.974135" calcext:value-type="float">
            <text:p>0.974135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3" calcext:value-type="float">
            <text:p>93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1101.33" calcext:value-type="float">
            <text:p>1101.33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35.5626" calcext:value-type="float">
            <text:p>35.5626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0.972736" calcext:value-type="float">
            <text:p>0.972736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93" calcext:value-type="float">
            <text:p>93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091.83" calcext:value-type="float">
            <text:p>1091.83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35.7462" calcext:value-type="float">
            <text:p>35.7462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0.972488" calcext:value-type="float">
            <text:p>0.972488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94" calcext:value-type="float">
            <text:p>94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088.33" calcext:value-type="float">
            <text:p>1088.33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36.1649" calcext:value-type="float">
            <text:p>36.1649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0.972408" calcext:value-type="float">
            <text:p>0.972408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01" calcext:value-type="float">
            <text:p>101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1079.07" calcext:value-type="float">
            <text:p>1079.07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36.7616" calcext:value-type="float">
            <text:p>36.7616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0.972004" calcext:value-type="float">
            <text:p>0.972004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078.65" calcext:value-type="float">
            <text:p>1078.65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51.3609" calcext:value-type="float">
            <text:p>51.3609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0.971868" calcext:value-type="float">
            <text:p>0.971868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109" calcext:value-type="float">
            <text:p>109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071.71" calcext:value-type="float">
            <text:p>1071.71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59.496" calcext:value-type="float">
            <text:p>59.496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0.971706" calcext:value-type="float">
            <text:p>0.971706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125" calcext:value-type="float">
            <text:p>125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054.25" calcext:value-type="float">
            <text:p>1054.25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59.6258" calcext:value-type="float">
            <text:p>59.6258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0.970126" calcext:value-type="float">
            <text:p>0.970126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32" calcext:value-type="float">
            <text:p>132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1053.91" calcext:value-type="float">
            <text:p>1053.91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63.5357" calcext:value-type="float">
            <text:p>63.5357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0.969621" calcext:value-type="float">
            <text:p>0.969621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34" calcext:value-type="float">
            <text:p>134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1038.9" calcext:value-type="float">
            <text:p>1038.9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65.1736" calcext:value-type="float">
            <text:p>65.1736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0.969405" calcext:value-type="float">
            <text:p>0.969405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35" calcext:value-type="float">
            <text:p>135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1014.83" calcext:value-type="float">
            <text:p>1014.83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65.332" calcext:value-type="float">
            <text:p>65.332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0.968878" calcext:value-type="float">
            <text:p>0.968878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55" calcext:value-type="float">
            <text:p>155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1000.03" calcext:value-type="float">
            <text:p>1000.03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66.3275" calcext:value-type="float">
            <text:p>66.3275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0.968638" calcext:value-type="float">
            <text:p>0.968638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68" calcext:value-type="float">
            <text:p>168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75.557" calcext:value-type="float">
            <text:p>975.557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68.2051" calcext:value-type="float">
            <text:p>68.2051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0.968495" calcext:value-type="float">
            <text:p>0.968495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75.379" calcext:value-type="float">
            <text:p>975.379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72.7505" calcext:value-type="float">
            <text:p>72.7505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0.967373" calcext:value-type="float">
            <text:p>0.967373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170" calcext:value-type="float">
            <text:p>170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66.499" calcext:value-type="float">
            <text:p>966.499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73.1248" calcext:value-type="float">
            <text:p>73.1248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0.966819" calcext:value-type="float">
            <text:p>0.966819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175" calcext:value-type="float">
            <text:p>175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59.795" calcext:value-type="float">
            <text:p>959.795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75.7588" calcext:value-type="float">
            <text:p>75.7588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0.965585" calcext:value-type="float">
            <text:p>0.965585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181" calcext:value-type="float">
            <text:p>181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957.792" calcext:value-type="float">
            <text:p>957.792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79.1495" calcext:value-type="float">
            <text:p>79.1495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0.964242" calcext:value-type="float">
            <text:p>0.964242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182" calcext:value-type="float">
            <text:p>182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53.165" calcext:value-type="float">
            <text:p>953.165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81.934" calcext:value-type="float">
            <text:p>81.934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0.963728" calcext:value-type="float">
            <text:p>0.963728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87" calcext:value-type="float">
            <text:p>187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948.038" calcext:value-type="float">
            <text:p>948.038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82.0853" calcext:value-type="float">
            <text:p>82.0853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0.963476" calcext:value-type="float">
            <text:p>0.963476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93" calcext:value-type="float">
            <text:p>193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39.187" calcext:value-type="float">
            <text:p>939.187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86.0233" calcext:value-type="float">
            <text:p>86.0233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0.963087" calcext:value-type="float">
            <text:p>0.963087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95" calcext:value-type="float">
            <text:p>195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33.274" calcext:value-type="float">
            <text:p>933.274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90.3079" calcext:value-type="float">
            <text:p>90.3079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0.961158" calcext:value-type="float">
            <text:p>0.961158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200" calcext:value-type="float">
            <text:p>200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29.51" calcext:value-type="float">
            <text:p>929.51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2.3146" calcext:value-type="float">
            <text:p>92.3146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0.961131" calcext:value-type="float">
            <text:p>0.961131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203" calcext:value-type="float">
            <text:p>203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900.416" calcext:value-type="float">
            <text:p>900.416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3.9863" calcext:value-type="float">
            <text:p>93.9863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0.959231" calcext:value-type="float">
            <text:p>0.959231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214" calcext:value-type="float">
            <text:p>214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797.963" calcext:value-type="float">
            <text:p>797.963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99.6974" calcext:value-type="float">
            <text:p>99.6974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0.958849" calcext:value-type="float">
            <text:p>0.958849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218" calcext:value-type="float">
            <text:p>218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241.296" calcext:value-type="float">
            <text:p>241.296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110.703" calcext:value-type="float">
            <text:p>110.703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0.958193" calcext:value-type="float">
            <text:p>0.958193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221" calcext:value-type="float">
            <text:p>221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34.957" calcext:value-type="float">
            <text:p>134.957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115.276" calcext:value-type="float">
            <text:p>115.276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0.955717" calcext:value-type="float">
            <text:p>0.955717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237" calcext:value-type="float">
            <text:p>237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31.501" calcext:value-type="float">
            <text:p>131.501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121.766" calcext:value-type="float">
            <text:p>121.766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0.955361" calcext:value-type="float">
            <text:p>0.955361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244" calcext:value-type="float">
            <text:p>244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93.1572" calcext:value-type="float">
            <text:p>93.1572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29.252" calcext:value-type="float">
            <text:p>129.252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0.95329" calcext:value-type="float">
            <text:p>0.95329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245" calcext:value-type="float">
            <text:p>245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82.5897" calcext:value-type="float">
            <text:p>82.5897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136.042" calcext:value-type="float">
            <text:p>136.042</text:p>
          </table:table-cell>
          <table:table-cell table:number-columns-repeated="1008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0.95273" calcext:value-type="float">
            <text:p>0.95273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245" calcext:value-type="float">
            <text:p>245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80.0064" calcext:value-type="float">
            <text:p>80.0064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166.392" calcext:value-type="float">
            <text:p>166.392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0.949435" calcext:value-type="float">
            <text:p>0.949435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251" calcext:value-type="float">
            <text:p>251</text:p>
          </table:table-cell>
          <table:table-cell table:style-name="ce27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76.6061" calcext:value-type="float">
            <text:p>76.6061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72.119" calcext:value-type="float">
            <text:p>172.119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0.948985" calcext:value-type="float">
            <text:p>0.948985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251" calcext:value-type="float">
            <text:p>251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63.1461" calcext:value-type="float">
            <text:p>63.1461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179.489" calcext:value-type="float">
            <text:p>179.489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0.947918" calcext:value-type="float">
            <text:p>0.947918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272" calcext:value-type="float">
            <text:p>272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59.3652" calcext:value-type="float">
            <text:p>59.3652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218.106" calcext:value-type="float">
            <text:p>218.106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0.945803" calcext:value-type="float">
            <text:p>0.945803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285" calcext:value-type="float">
            <text:p>285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58.9407" calcext:value-type="float">
            <text:p>58.9407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946.528" calcext:value-type="float">
            <text:p>946.528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0.941332" calcext:value-type="float">
            <text:p>0.941332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0" calcext:value-type="float">
            <text:p>1000</text:p>
          </table:table-cell>
          <table:table-cell table:style-name="ce27" office:value-type="float" office:value="292" calcext:value-type="float">
            <text:p>292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51.8736" calcext:value-type="float">
            <text:p>51.8736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55.488" calcext:value-type="float">
            <text:p>955.488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0.925883" calcext:value-type="float">
            <text:p>0.925883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80" calcext:value-type="float">
            <text:p>1080</text:p>
          </table:table-cell>
          <table:table-cell table:style-name="ce27" office:value-type="float" office:value="298" calcext:value-type="float">
            <text:p>298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47.088" calcext:value-type="float">
            <text:p>47.088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959.218" calcext:value-type="float">
            <text:p>959.218</text:p>
          </table:table-cell>
          <table:table-cell table:number-columns-repeated="1008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40" calcext:value-type="float">
            <text:p>1040</text:p>
          </table:table-cell>
          <table:table-cell table:style-name="ce27" office:value-type="float" office:value="0.911929" calcext:value-type="float">
            <text:p>0.911929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326" calcext:value-type="float">
            <text:p>326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46.355" calcext:value-type="float">
            <text:p>46.355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968.618" calcext:value-type="float">
            <text:p>968.618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0.839604" calcext:value-type="float">
            <text:p>0.839604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334" calcext:value-type="float">
            <text:p>334</text:p>
          </table:table-cell>
          <table:table-cell table:style-name="ce27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40.1952" calcext:value-type="float">
            <text:p>40.1952</text:p>
          </table:table-cell>
          <table:table-cell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036.86" calcext:value-type="float">
            <text:p>1036.86</text:p>
          </table:table-cell>
          <table:table-cell table:number-columns-repeated="1008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30" calcext:value-type="float">
            <text:p>1030</text:p>
          </table:table-cell>
          <table:table-cell table:style-name="ce27" office:value-type="float" office:value="0.828265" calcext:value-type="float">
            <text:p>0.828265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60" calcext:value-type="float">
            <text:p>1060</text:p>
          </table:table-cell>
          <table:table-cell table:style-name="ce27" office:value-type="float" office:value="336" calcext:value-type="float">
            <text:p>336</text:p>
          </table:table-cell>
          <table:table-cell table:style-name="ce27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40.1952" calcext:value-type="float">
            <text:p>40.1952</text:p>
          </table:table-cell>
          <table:table-cell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047.13" calcext:value-type="float">
            <text:p>1047.13</text:p>
          </table:table-cell>
          <table:table-cell table:number-columns-repeated="1008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0.818985" calcext:value-type="float">
            <text:p>0.818985</text:p>
          </table:table-cell>
          <table:table-cell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386" calcext:value-type="float">
            <text:p>386</text:p>
          </table:table-cell>
          <table:table-cell table:style-name="ce27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070" calcext:value-type="float">
            <text:p>1070</text:p>
          </table:table-cell>
          <table:table-cell table:style-name="ce27" office:value-type="float" office:value="39.6188" calcext:value-type="float">
            <text:p>39.6188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90" calcext:value-type="float">
            <text:p>1090</text:p>
          </table:table-cell>
          <table:table-cell table:style-name="ce27" office:value-type="float" office:value="1079.2" calcext:value-type="float">
            <text:p>1079.2</text:p>
          </table:table-cell>
          <table:table-cell table:number-columns-repeated="1008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20" calcext:value-type="float">
            <text:p>1020</text:p>
          </table:table-cell>
          <table:table-cell table:style-name="ce27" office:value-type="float" office:value="0.818985" calcext:value-type="float">
            <text:p>0.818985</text:p>
          </table:table-cell>
          <table:table-cell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50" calcext:value-type="float">
            <text:p>1050</text:p>
          </table:table-cell>
          <table:table-cell table:style-name="ce27" office:value-type="float" office:value="396" calcext:value-type="float">
            <text:p>396</text:p>
          </table:table-cell>
          <table:table-cell table:style-name="ce27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38.9769" calcext:value-type="float">
            <text:p>38.9769</text:p>
          </table:table-cell>
          <table:table-cell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10" calcext:value-type="float">
            <text:p>1010</text:p>
          </table:table-cell>
          <table:table-cell table:style-name="ce27" office:value-type="float" office:value="1180.37" calcext:value-type="float">
            <text:p>1180.37</text:p>
          </table:table-cell>
          <table:table-cell table:number-columns-repeated="1008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2" table:target-range-address="'Optimal Window SIze+Packet SIze'.A55:'Optimal Window SIze+Packet SIze'.F104" table:contains-header="false">
          <table:sort>
            <table:sort-by table:field-number="2" table:order="descending" table:data-type="automatic"/>
            <table:sort-by table:field-number="3" table:data-type="automatic"/>
            <table:sort-by table:field-number="4" table:order="descending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va</meta:initial-creator>
    <meta:creation-date>2015-06-05T18:17:20</meta:creation-date>
    <dc:date>2022-11-19T19:02:19.155686924</dc:date>
    <meta:generator>LibreOffice/7.3.5.2$Linux_X86_64 LibreOffice_project/30$Build-2</meta:generator>
    <meta:editing-duration>PT16M35S</meta:editing-duration>
    <meta:editing-cycles>4</meta:editing-cycles>
    <meta:document-statistic meta:table-count="3" meta:cell-count="820" meta:object-count="4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35cm" svg:height="14.231cm" xlink:href=".." xlink:type="simple" chart:class="chart:line" chart:style-name="ch1">
        <chart:title svg:x="9.911cm" svg:y="0.42cm" chart:style-name="ch2">
          <text:p>Packet Delivery Ratio </text:p>
        </chart:title>
        <chart:legend chart:legend-position="end" svg:x="19.387cm" svg:y="6.069cm" style:legend-expansion="high" chart:style-name="ch3"/>
        <chart:plot-area chart:style-name="ch4" table:cell-range-address="Graphs.G2:Graphs.K7" chart:data-source-has-labels="both" svg:x="1.499cm" svg:y="1.483cm" svg:width="17.4cm" svg:height="11.483cm">
          <chart:coordinate-region svg:x="2.411cm" svg:y="1.683cm" svg:width="16.103cm" svg:height="10.636cm"/>
          <chart:axis chart:dimension="x" chart:name="primary-x" chart:style-name="ch5" chartooo:axis-type="auto">
            <chartooo:date-scale/>
            <chart:title svg:x="8.025cm" svg:y="13.25cm" chart:style-name="ch6">
              <text:p>Machine Learning Algorithms</text:p>
            </chart:title>
            <chart:categories table:cell-range-address="Graphs.G3:Graphs.G7"/>
          </chart:axis>
          <chart:axis chart:dimension="y" chart:name="primary-y" chart:style-name="ch5">
            <chart:title svg:x="0.451cm" svg:y="7.89cm" chart:style-name="ch7">
              <text:p>Numeric</text:p>
            </chart:title>
            <chart:grid chart:style-name="ch8" chart:class="major"/>
          </chart:axis>
          <chart:series chart:style-name="ch9" chart:values-cell-range-address="Graphs.H3:Graphs.H7" chart:label-cell-address="Graphs.H2:Graphs.H2" chart:class="chart:line">
            <chart:data-point chart:repeated="5"/>
          </chart:series>
          <chart:series chart:style-name="ch10" chart:values-cell-range-address="Graphs.I3:Graphs.I7" chart:label-cell-address="Graphs.I2:Graphs.I2" chart:class="chart:line">
            <chart:data-point chart:repeated="5"/>
          </chart:series>
          <chart:series chart:style-name="ch11" chart:values-cell-range-address="Graphs.J3:Graphs.J7" chart:label-cell-address="Graphs.J2:Graphs.J2" chart:class="chart:line">
            <chart:data-point chart:repeated="5"/>
          </chart:series>
          <chart:series chart:style-name="ch12" chart:values-cell-range-address="Graphs.K3:Graphs.K7" chart:label-cell-address="Graphs.K2:Graphs.K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  <draw:g>
                  <svg:desc>Graphs.H2:Graphs.H2</svg:desc>
                </draw:g>
              </table:table-cell>
              <table:table-cell office:value-type="string">
                <text:p>Mean Square Error</text:p>
                <draw:g>
                  <svg:desc>Graphs.I2:Graphs.I2</svg:desc>
                </draw:g>
              </table:table-cell>
              <table:table-cell office:value-type="string">
                <text:p>Root Mean Square Error</text:p>
                <draw:g>
                  <svg:desc>Graphs.J2:Graphs.J2</svg:desc>
                </draw:g>
              </table:table-cell>
              <table:table-cell office:value-type="string">
                <text:p>Maximum Error</text:p>
                <draw:g>
                  <svg:desc>Graphs.K2:Graph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.G3:Graphs.G7</svg:desc>
                </draw:g>
              </table:table-cell>
              <table:table-cell office:value-type="float" office:value="NaN">
                <text:p>NaN</text:p>
                <draw:g>
                  <svg:desc>Graphs.H3:Graphs.H7</svg:desc>
                </draw:g>
              </table:table-cell>
              <table:table-cell office:value-type="float" office:value="NaN">
                <text:p>NaN</text:p>
                <draw:g>
                  <svg:desc>Graphs.I3:Graphs.I7</svg:desc>
                </draw:g>
              </table:table-cell>
              <table:table-cell office:value-type="float" office:value="NaN">
                <text:p>NaN</text:p>
                <draw:g>
                  <svg:desc>Graphs.J3:Graphs.J7</svg:desc>
                </draw:g>
              </table:table-cell>
              <table:table-cell office:value-type="float" office:value="NaN">
                <text:p>NaN</text:p>
                <draw:g>
                  <svg:desc>Graphs.K3:Graphs.K7</svg:desc>
                </draw:g>
              </table:table-cell>
            </table:table-row>
            <table:table-row>
              <table:table-cell office:value-type="string">
                <text:p>Linear Regression</text:p>
              </table:table-cell>
              <table:table-cell office:value-type="float" office:value="0.0239496043636363">
                <text:p>0.0239496043636363</text:p>
              </table:table-cell>
              <table:table-cell office:value-type="float" office:value="0.00148283452899435">
                <text:p>0.00148283452899435</text:p>
              </table:table-cell>
              <table:table-cell office:value-type="float" office:value="0.0385075905373778">
                <text:p>0.0385075905373778</text:p>
              </table:table-cell>
              <table:table-cell office:value-type="float" office:value="0.12270512060606">
                <text:p>0.12270512060606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0.00894078">
                <text:p>0.00894078</text:p>
              </table:table-cell>
              <table:table-cell office:value-type="float" office:value="0.000259707697477499">
                <text:p>0.000259707697477499</text:p>
              </table:table-cell>
              <table:table-cell office:value-type="float" office:value="0.0161154490312091">
                <text:p>0.0161154490312091</text:p>
              </table:table-cell>
              <table:table-cell office:value-type="float" office:value="0.0575609999999998">
                <text:p>0.0575609999999998</text:p>
              </table:table-cell>
            </table:table-row>
            <table:table-row>
              <table:table-cell office:value-type="string">
                <text:p>Bayesian Regression</text:p>
              </table:table-cell>
              <table:table-cell office:value-type="float" office:value="0.023812965557038">
                <text:p>0.023812965557038</text:p>
              </table:table-cell>
              <table:table-cell office:value-type="float" office:value="0.0014836486476384">
                <text:p>0.0014836486476384</text:p>
              </table:table-cell>
              <table:table-cell office:value-type="float" office:value="0.0385181599721275">
                <text:p>0.0385181599721275</text:p>
              </table:table-cell>
              <table:table-cell office:value-type="float" office:value="0.123502328247383">
                <text:p>0.123502328247383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0.06376286">
                <text:p>0.06376286</text:p>
              </table:table-cell>
              <table:table-cell office:value-type="float" office:value="0.00427122067809">
                <text:p>0.00427122067809</text:p>
              </table:table-cell>
              <table:table-cell office:value-type="float" office:value="0.0653545765657616">
                <text:p>0.0653545765657616</text:p>
              </table:table-cell>
              <table:table-cell office:value-type="float" office:value="0.0825985">
                <text:p>0.0825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331cm" svg:height="13.307cm" xlink:href="." xlink:type="simple" chart:class="chart:line" chart:style-name="ch1">
        <chart:title svg:x="10.375cm" svg:y="0.402cm" chart:style-name="ch2">
          <text:p>Dropped Packets</text:p>
        </chart:title>
        <chart:legend chart:legend-position="end" svg:x="19.283cm" svg:y="5.607cm" style:legend-expansion="high" chart:style-name="ch3"/>
        <chart:plot-area chart:style-name="ch4" chart:data-source-has-labels="both" svg:x="1.867cm" svg:y="1.447cm" svg:width="16.93cm" svg:height="10.613cm">
          <chart:coordinate-region svg:x="3.044cm" svg:y="1.646cm" svg:width="15.368cm" svg:height="9.767cm"/>
          <chart:axis chart:dimension="x" chart:name="primary-x" chart:style-name="ch5" chartooo:axis-type="auto">
            <chartooo:date-scale/>
            <chart:title svg:x="8.158cm" svg:y="12.326cm" chart:style-name="ch6">
              <text:p>Machine Learning Algorithm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107cm" chart:style-name="ch8">
              <text:p>Logarithmic Scale
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</table:table-cell>
              <table:table-cell office:value-type="string">
                <text:p>Mean Square Error</text:p>
              </table:table-cell>
              <table:table-cell office:value-type="string">
                <text:p>Root Mean Square Error</text:p>
              </table:table-cell>
              <table:table-cell office:value-type="string">
                <text:p>Maximum Erro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 Regression</text:p>
              </table:table-cell>
              <table:table-cell office:value-type="float" office:value="80.4692">
                <text:p>80.4692</text:p>
              </table:table-cell>
              <table:table-cell office:value-type="float" office:value="8980.0956060606">
                <text:p>8980.0956060606</text:p>
              </table:table-cell>
              <table:table-cell office:value-type="float" office:value="94.7633663715077">
                <text:p>94.7633663715077</text:p>
              </table:table-cell>
              <table:table-cell office:value-type="float" office:value="202.665757575757">
                <text:p>202.665757575757</text:p>
              </table:table-cell>
            </table:table-row>
            <table:table-row>
              <table:table-cell office:value-type="string">
                <text:p>Decision Tree</text:p>
              </table:table-cell>
              <table:table-cell office:value-type="float" office:value="15.14">
                <text:p>15.14</text:p>
              </table:table-cell>
              <table:table-cell office:value-type="float" office:value="697.736666666666">
                <text:p>697.736666666666</text:p>
              </table:table-cell>
              <table:table-cell office:value-type="float" office:value="26.4147055002827">
                <text:p>26.414705500282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Bayesian Regression</text:p>
              </table:table-cell>
              <table:table-cell office:value-type="float" office:value="79.9916607607852">
                <text:p>79.9916607607852</text:p>
              </table:table-cell>
              <table:table-cell office:value-type="float" office:value="9566.75820213976">
                <text:p>9566.75820213976</text:p>
              </table:table-cell>
              <table:table-cell office:value-type="float" office:value="97.8098062677754">
                <text:p>97.8098062677754</text:p>
              </table:table-cell>
              <table:table-cell office:value-type="float" office:value="220.288808232265">
                <text:p>220.288808232265</text:p>
              </table:table-cell>
            </table:table-row>
            <table:table-row>
              <table:table-cell office:value-type="string">
                <text:p>SVM</text:p>
              </table:table-cell>
              <table:table-cell office:value-type="float" office:value="79.9982147316097">
                <text:p>79.9982147316097</text:p>
              </table:table-cell>
              <table:table-cell office:value-type="float" office:value="9573.81645522341">
                <text:p>9573.81645522341</text:p>
              </table:table-cell>
              <table:table-cell office:value-type="float" office:value="97.8458811357095">
                <text:p>97.8458811357095</text:p>
              </table:table-cell>
              <table:table-cell office:value-type="float" office:value="217.995826942798">
                <text:p>217.995826942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239cm" svg:height="14.396cm" xlink:href=".." xlink:type="simple" chart:class="chart:line" chart:style-name="ch1">
        <chart:title svg:x="10.038cm" svg:y="0.423cm" chart:style-name="ch2">
          <text:p>Average Throughput</text:p>
        </chart:title>
        <chart:legend chart:legend-position="end" svg:x="19.191cm" svg:y="6.152cm" style:legend-expansion="high" chart:style-name="ch3"/>
        <chart:plot-area chart:style-name="ch4" table:cell-range-address="Graphs.G16:Graphs.K21" chart:data-source-has-labels="both" svg:x="1.495cm" svg:y="1.489cm" svg:width="17.212cm" svg:height="11.639cm">
          <chart:coordinate-region svg:x="3.042cm" svg:y="1.689cm" svg:width="14.486cm" svg:height="10.792cm"/>
          <chart:axis chart:dimension="x" chart:name="primary-x" chart:style-name="ch5" chartooo:axis-type="auto">
            <chartooo:date-scale/>
            <chart:title svg:x="7.927cm" svg:y="13.415cm" chart:style-name="ch6">
              <text:p>Maching Learning Algorithms</text:p>
            </chart:title>
            <chart:categories table:cell-range-address="Graphs.G17:Graphs.G21"/>
          </chart:axis>
          <chart:axis chart:dimension="y" chart:name="primary-y" chart:style-name="ch7">
            <chart:title svg:x="0.451cm" svg:y="8.662cm" chart:style-name="ch8">
              <text:p>Logarithmic Scale</text:p>
            </chart:title>
            <chart:grid chart:style-name="ch9" chart:class="major"/>
          </chart:axis>
          <chart:series chart:style-name="ch10" chart:values-cell-range-address="Graphs.H17:Graphs.H21" chart:label-cell-address="Graphs.H16:Graphs.H16" chart:class="chart:line">
            <chart:data-point chart:repeated="5"/>
          </chart:series>
          <chart:series chart:style-name="ch11" chart:values-cell-range-address="Graphs.I17:Graphs.I21" chart:label-cell-address="Graphs.I16:Graphs.I16" chart:class="chart:line">
            <chart:data-point chart:repeated="5"/>
          </chart:series>
          <chart:series chart:style-name="ch12" chart:values-cell-range-address="Graphs.J17:Graphs.J21" chart:label-cell-address="Graphs.J16:Graphs.J16" chart:class="chart:line">
            <chart:data-point chart:repeated="5"/>
          </chart:series>
          <chart:series chart:style-name="ch13" chart:values-cell-range-address="Graphs.K17:Graphs.K21" chart:label-cell-address="Graphs.K16:Graphs.K1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  <draw:g>
                  <svg:desc>Graphs.H16:Graphs.H16</svg:desc>
                </draw:g>
              </table:table-cell>
              <table:table-cell office:value-type="string">
                <text:p>Mean Square Error</text:p>
                <draw:g>
                  <svg:desc>Graphs.I16:Graphs.I16</svg:desc>
                </draw:g>
              </table:table-cell>
              <table:table-cell office:value-type="string">
                <text:p>Root Mean Square Error</text:p>
                <draw:g>
                  <svg:desc>Graphs.J16:Graphs.J16</svg:desc>
                </draw:g>
              </table:table-cell>
              <table:table-cell office:value-type="string">
                <text:p>Maximum Error</text:p>
                <draw:g>
                  <svg:desc>Graphs.K16:Graphs.K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.G17:Graphs.G21</svg:desc>
                </draw:g>
              </table:table-cell>
              <table:table-cell office:value-type="float" office:value="NaN">
                <text:p>NaN</text:p>
                <draw:g>
                  <svg:desc>Graphs.H17:Graphs.H21</svg:desc>
                </draw:g>
              </table:table-cell>
              <table:table-cell office:value-type="float" office:value="NaN">
                <text:p>NaN</text:p>
                <draw:g>
                  <svg:desc>Graphs.I17:Graphs.I21</svg:desc>
                </draw:g>
              </table:table-cell>
              <table:table-cell office:value-type="float" office:value="NaN">
                <text:p>NaN</text:p>
                <draw:g>
                  <svg:desc>Graphs.J17:Graphs.J21</svg:desc>
                </draw:g>
              </table:table-cell>
              <table:table-cell office:value-type="float" office:value="NaN">
                <text:p>NaN</text:p>
                <draw:g>
                  <svg:desc>Graphs.K17:Graphs.K21</svg:desc>
                </draw:g>
              </table:table-cell>
            </table:table-row>
            <table:table-row>
              <table:table-cell office:value-type="string">
                <text:p>Mean Absolute Error </text:p>
              </table:table-cell>
              <table:table-cell office:value-type="float" office:value="386.594568387878">
                <text:p>386.594568387878</text:p>
              </table:table-cell>
              <table:table-cell office:value-type="float" office:value="191770.099111107">
                <text:p>191770.099111107</text:p>
              </table:table-cell>
              <table:table-cell office:value-type="float" office:value="437.915630128804">
                <text:p>437.915630128804</text:p>
              </table:table-cell>
              <table:table-cell office:value-type="float" office:value="966.038199030303">
                <text:p>966.038199030303</text:p>
              </table:table-cell>
            </table:table-row>
            <table:table-row>
              <table:table-cell office:value-type="string">
                <text:p>Mean Square Error</text:p>
              </table:table-cell>
              <table:table-cell office:value-type="float" office:value="110.855203">
                <text:p>110.855203</text:p>
              </table:table-cell>
              <table:table-cell office:value-type="float" office:value="48685.1893301848">
                <text:p>48685.1893301848</text:p>
              </table:table-cell>
              <table:table-cell office:value-type="float" office:value="220.647205579823">
                <text:p>220.647205579823</text:p>
              </table:table-cell>
              <table:table-cell office:value-type="float" office:value="716.549491666666">
                <text:p>716.549491666666</text:p>
              </table:table-cell>
            </table:table-row>
            <table:table-row>
              <table:table-cell office:value-type="string">
                <text:p>Root Mean Square Error</text:p>
              </table:table-cell>
              <table:table-cell office:value-type="float" office:value="403.94761746751">
                <text:p>403.94761746751</text:p>
              </table:table-cell>
              <table:table-cell office:value-type="float" office:value="195017.565344382">
                <text:p>195017.565344382</text:p>
              </table:table-cell>
              <table:table-cell office:value-type="float" office:value="441.607931704563">
                <text:p>441.607931704563</text:p>
              </table:table-cell>
              <table:table-cell office:value-type="float" office:value="874.899060953305">
                <text:p>874.899060953305</text:p>
              </table:table-cell>
            </table:table-row>
            <table:table-row>
              <table:table-cell office:value-type="string">
                <text:p>Maximum Error</text:p>
              </table:table-cell>
              <table:table-cell office:value-type="float" office:value="373.909056812187">
                <text:p>373.909056812187</text:p>
              </table:table-cell>
              <table:table-cell office:value-type="float" office:value="278117.795468896">
                <text:p>278117.795468896</text:p>
              </table:table-cell>
              <table:table-cell office:value-type="float" office:value="527.368747148422">
                <text:p>527.368747148422</text:p>
              </table:table-cell>
              <table:table-cell office:value-type="float" office:value="919.919483837704">
                <text:p>919.919483837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025cm" svg:height="13.514cm" xlink:href=".." xlink:type="simple" chart:class="chart:line" chart:style-name="ch1">
        <chart:title svg:x="9.323cm" svg:y="0.406cm" chart:style-name="ch2">
          <text:p>Average End to End Delay</text:p>
        </chart:title>
        <chart:legend chart:legend-position="end" svg:x="18.977cm" svg:y="5.711cm" style:legend-expansion="high" chart:style-name="ch3"/>
        <chart:plot-area chart:style-name="ch4" table:cell-range-address="Graphs.G23:Graphs.K28" chart:data-source-has-labels="both" svg:x="1.491cm" svg:y="1.455cm" svg:width="17.006cm" svg:height="10.808cm">
          <chart:coordinate-region svg:x="3.038cm" svg:y="1.655cm" svg:width="14.28cm" svg:height="9.961cm"/>
          <chart:axis chart:dimension="x" chart:name="primary-x" chart:style-name="ch5" chartooo:axis-type="auto">
            <chartooo:date-scale/>
            <chart:title svg:x="7.82cm" svg:y="12.533cm" chart:style-name="ch6">
              <text:p>Machine Learning Algorithms</text:p>
            </chart:title>
            <chart:categories table:cell-range-address="Graphs.G24:Graphs.G28"/>
          </chart:axis>
          <chart:axis chart:dimension="y" chart:name="primary-y" chart:style-name="ch7">
            <chart:title svg:x="0.451cm" svg:y="8.213cm" chart:style-name="ch8">
              <text:p>Logarithmic Scale</text:p>
            </chart:title>
            <chart:grid chart:style-name="ch9" chart:class="major"/>
          </chart:axis>
          <chart:series chart:style-name="ch10" chart:values-cell-range-address="Graphs.H24:Graphs.H28" chart:label-cell-address="Graphs.H23:Graphs.H23" chart:class="chart:line">
            <chart:data-point chart:repeated="5"/>
          </chart:series>
          <chart:series chart:style-name="ch11" chart:values-cell-range-address="Graphs.I24:Graphs.I28" chart:label-cell-address="Graphs.I23:Graphs.I23" chart:class="chart:line">
            <chart:data-point chart:repeated="5"/>
          </chart:series>
          <chart:series chart:style-name="ch12" chart:values-cell-range-address="Graphs.J24:Graphs.J28" chart:label-cell-address="Graphs.J23:Graphs.J23" chart:class="chart:line">
            <chart:data-point chart:repeated="5"/>
          </chart:series>
          <chart:series chart:style-name="ch13" chart:values-cell-range-address="Graphs.K24:Graphs.K28" chart:label-cell-address="Graphs.K23:Graphs.K23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Absolute Error </text:p>
                <draw:g>
                  <svg:desc>Graphs.H23:Graphs.H23</svg:desc>
                </draw:g>
              </table:table-cell>
              <table:table-cell office:value-type="string">
                <text:p>Mean Square Error</text:p>
                <draw:g>
                  <svg:desc>Graphs.I23:Graphs.I23</svg:desc>
                </draw:g>
              </table:table-cell>
              <table:table-cell office:value-type="string">
                <text:p>Root Mean Square Error</text:p>
                <draw:g>
                  <svg:desc>Graphs.J23:Graphs.J23</svg:desc>
                </draw:g>
              </table:table-cell>
              <table:table-cell office:value-type="string">
                <text:p>Maximum Error</text:p>
                <draw:g>
                  <svg:desc>Graphs.K23:Graphs.K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phs.G24:Graphs.G28</svg:desc>
                </draw:g>
              </table:table-cell>
              <table:table-cell office:value-type="float" office:value="NaN">
                <text:p>NaN</text:p>
                <draw:g>
                  <svg:desc>Graphs.H24:Graphs.H28</svg:desc>
                </draw:g>
              </table:table-cell>
              <table:table-cell office:value-type="float" office:value="NaN">
                <text:p>NaN</text:p>
                <draw:g>
                  <svg:desc>Graphs.I24:Graphs.I28</svg:desc>
                </draw:g>
              </table:table-cell>
              <table:table-cell office:value-type="float" office:value="NaN">
                <text:p>NaN</text:p>
                <draw:g>
                  <svg:desc>Graphs.J24:Graphs.J28</svg:desc>
                </draw:g>
              </table:table-cell>
              <table:table-cell office:value-type="float" office:value="NaN">
                <text:p>NaN</text:p>
                <draw:g>
                  <svg:desc>Graphs.K24:Graphs.K28</svg:desc>
                </draw:g>
              </table:table-cell>
            </table:table-row>
            <table:table-row>
              <table:table-cell office:value-type="string">
                <text:p>Mean Absolute Error </text:p>
              </table:table-cell>
              <table:table-cell office:value-type="float" office:value="226.35572338909">
                <text:p>226.35572338909</text:p>
              </table:table-cell>
              <table:table-cell office:value-type="float" office:value="92646.8299524196">
                <text:p>92646.8299524196</text:p>
              </table:table-cell>
              <table:table-cell office:value-type="float" office:value="304.379417754255">
                <text:p>304.379417754255</text:p>
              </table:table-cell>
              <table:table-cell office:value-type="float" office:value="1108.31918545454">
                <text:p>1108.31918545454</text:p>
              </table:table-cell>
            </table:table-row>
            <table:table-row>
              <table:table-cell office:value-type="string">
                <text:p>Mean Square Error</text:p>
              </table:table-cell>
              <table:table-cell office:value-type="float" office:value="63.2718992">
                <text:p>63.2718992</text:p>
              </table:table-cell>
              <table:table-cell office:value-type="float" office:value="24772.652843663">
                <text:p>24772.652843663</text:p>
              </table:table-cell>
              <table:table-cell office:value-type="float" office:value="157.393306222542">
                <text:p>157.393306222542</text:p>
              </table:table-cell>
              <table:table-cell office:value-type="float" office:value="637.0426">
                <text:p>637.0426</text:p>
              </table:table-cell>
            </table:table-row>
            <table:table-row>
              <table:table-cell office:value-type="string">
                <text:p>Root Mean Square Error</text:p>
              </table:table-cell>
              <table:table-cell office:value-type="float" office:value="222.589442023068">
                <text:p>222.589442023068</text:p>
              </table:table-cell>
              <table:table-cell office:value-type="float" office:value="93370.0469484796">
                <text:p>93370.0469484796</text:p>
              </table:table-cell>
              <table:table-cell office:value-type="float" office:value="305.565127179918">
                <text:p>305.565127179918</text:p>
              </table:table-cell>
              <table:table-cell office:value-type="float" office:value="1098.42484687859">
                <text:p>1098.42484687859</text:p>
              </table:table-cell>
            </table:table-row>
            <table:table-row>
              <table:table-cell office:value-type="string">
                <text:p>Maximum Error</text:p>
              </table:table-cell>
              <table:table-cell office:value-type="float" office:value="181.216564793341">
                <text:p>181.216564793341</text:p>
              </table:table-cell>
              <table:table-cell office:value-type="float" office:value="145360.767006318">
                <text:p>145360.767006318</text:p>
              </table:table-cell>
              <table:table-cell office:value-type="float" office:value="381.262071292593">
                <text:p>381.262071292593</text:p>
              </table:table-cell>
              <table:table-cell office:value-type="float" office:value="1103.01473485819">
                <text:p>1103.014734858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